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6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13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Percent" style:data-style-name="N36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.353cm"/>
      <style:text-properties fo:font-size="9pt" style:font-size-asian="9pt" style:font-size-complex="9pt"/>
    </style:style>
    <style:style style:name="ce18" style:family="table-cell" style:parent-style-name="Percen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middle" fo:background-color="#A9D08E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548235" style:repeat-content="fals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5479166666667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27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frica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3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1" table:style-name="ce25">
            <text:p><text:span text:style-name="T2">AFRICA</text:span><text:span text:style-name="T2"/></text:p>
            <text:p>58 countries and territori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Variable (unit)</text:p>
          </table:table-cell>
          <table:table-cell office:value-type="float" office:value="1990" table:style-name="ce3">
            <text:p>1990</text:p>
          </table:table-cell>
          <table:table-cell office:value-type="float" office:value="2000" table:style-name="ce3">
            <text:p>2000</text:p>
          </table:table-cell>
          <table:table-cell office:value-type="float" office:value="2010" table:style-name="ce3">
            <text:p>2010</text:p>
          </table:table-cell>
          <table:table-cell office:value-type="string" table:style-name="ce3">
            <text:p>2020<text:s/><text:span text:style-name="T3">1)</text:span></text:p>
          </table:table-cell>
          <table:table-cell office:value-type="string" table:style-name="ce4">
            <text:p>Data availability<text:s/><text:span text:style-name="T3">2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(million ha)</text:p>
          </table:table-cell>
          <table:table-cell office:value-type="float" office:value="742.80127689999983" table:style-name="ce6">
            <text:p>743</text:p>
          </table:table-cell>
          <table:table-cell office:value-type="float" office:value="710.04884799999991" table:style-name="ce6">
            <text:p>710</text:p>
          </table:table-cell>
          <table:table-cell office:value-type="float" office:value="676.01536999999985" table:style-name="ce6">
            <text:p>676</text:p>
          </table:table-cell>
          <table:table-cell office:value-type="float" office:value="636.63897000000009" table:style-name="ce6">
            <text:p>637</text:p>
          </table:table-cell>
          <table:table-cell office:value-type="percentage" office:value="1" table:style-name="ce7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(% of land area)</text:p>
          </table:table-cell>
          <table:table-cell office:value-type="percentage" office:value="0.24850086437371036" table:style-name="ce8">
            <text:p>24.9%</text:p>
          </table:table-cell>
          <table:table-cell office:value-type="percentage" office:value="0.23754368491656708" table:style-name="ce8">
            <text:p>23.8%</text:p>
          </table:table-cell>
          <table:table-cell office:value-type="percentage" office:value="0.22615793617911273" table:style-name="ce8">
            <text:p>22.6%</text:p>
          </table:table-cell>
          <table:table-cell office:value-type="percentage" office:value="0.21298473664348208" table:style-name="ce8">
            <text:p>21.3%</text:p>
          </table:table-cell>
          <table:table-cell office:value-type="percentage" office:value="1" table:style-name="ce7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Growing stock (billion m<text:span text:style-name="T5">3</text:span>)</text:p>
          </table:table-cell>
          <table:table-cell office:value-type="float" office:value="87.640216958586066" table:style-name="ce6">
            <text:p>88</text:p>
          </table:table-cell>
          <table:table-cell office:value-type="float" office:value="84.361473792336767" table:style-name="ce6">
            <text:p>84</text:p>
          </table:table-cell>
          <table:table-cell office:value-type="float" office:value="80.988664011757265" table:style-name="ce6">
            <text:p>81</text:p>
          </table:table-cell>
          <table:table-cell office:value-type="float" office:value="76.405633793760558" table:style-name="ce6">
            <text:p>76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Growing stock (m<text:span text:style-name="T5">3</text:span>/ha)</text:p>
          </table:table-cell>
          <table:table-cell office:value-type="float" office:value="117.98608818275456" table:style-name="ce9">
            <text:p>118.0</text:p>
          </table:table-cell>
          <table:table-cell office:value-type="float" office:value="118.81080298905967" table:style-name="ce9">
            <text:p>118.8</text:p>
          </table:table-cell>
          <table:table-cell office:value-type="float" office:value="119.80299207066443" table:style-name="ce9">
            <text:p>119.8</text:p>
          </table:table-cell>
          <table:table-cell office:value-type="float" office:value="120.01406981693337" table:style-name="ce9">
            <text:p>120.0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arbon stock in biomass (Gt)</text:p>
          </table:table-cell>
          <table:table-cell office:value-type="float" office:value="58.739595619734843" table:style-name="ce6">
            <text:p>59</text:p>
          </table:table-cell>
          <table:table-cell office:value-type="float" office:value="56.285590810498455" table:style-name="ce6">
            <text:p>56</text:p>
          </table:table-cell>
          <table:table-cell office:value-type="float" office:value="53.737480088310406" table:style-name="ce6">
            <text:p>54</text:p>
          </table:table-cell>
          <table:table-cell office:value-type="float" office:value="50.56669549389148" table:style-name="ce6">
            <text:p>51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arbon stock in biomass (t/ha)</text:p>
          </table:table-cell>
          <table:table-cell office:value-type="float" office:value="79.078479596693938" table:style-name="ce9">
            <text:p>79.1</text:p>
          </table:table-cell>
          <table:table-cell office:value-type="float" office:value="79.270026236981451" table:style-name="ce9">
            <text:p>79.3</text:p>
          </table:table-cell>
          <table:table-cell office:value-type="float" office:value="79.491506366653198" table:style-name="ce9">
            <text:p>79.5</text:p>
          </table:table-cell>
          <table:table-cell office:value-type="float" office:value="79.427584355842171" table:style-name="ce9">
            <text:p>79.4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otal carbon stock (Gt)</text:p>
          </table:table-cell>
          <table:table-cell office:value-type="float" office:value="94.273938783541851" table:style-name="ce6">
            <text:p>94</text:p>
          </table:table-cell>
          <table:table-cell office:value-type="float" office:value="90.136524846247028" table:style-name="ce6">
            <text:p>90</text:p>
          </table:table-cell>
          <table:table-cell office:value-type="float" office:value="85.912862290377092" table:style-name="ce6">
            <text:p>86</text:p>
          </table:table-cell>
          <table:table-cell office:value-type="float" office:value="80.886161340878431" table:style-name="ce6">
            <text:p>81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otal carbon stock (t/ha)</text:p>
          </table:table-cell>
          <table:table-cell office:value-type="float" office:value="126.91676995627128" table:style-name="ce9">
            <text:p>126.9</text:p>
          </table:table-cell>
          <table:table-cell office:value-type="float" office:value="126.9441181407945" table:style-name="ce9">
            <text:p>126.9</text:p>
          </table:table-cell>
          <table:table-cell office:value-type="float" office:value="127.08714343340613" table:style-name="ce9">
            <text:p>127.1</text:p>
          </table:table-cell>
          <table:table-cell office:value-type="float" office:value="127.05185380165844" table:style-name="ce9">
            <text:p>127.1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Naturally regenerating forest (million ha)</text:p>
          </table:table-cell>
          <table:table-cell office:value-type="float" office:value="734.30076922299997" table:style-name="ce6">
            <text:p>734</text:p>
          </table:table-cell>
          <table:table-cell office:value-type="float" office:value="701.12828799999977" table:style-name="ce6">
            <text:p>701</text:p>
          </table:table-cell>
          <table:table-cell office:value-type="float" office:value="665.3904399999999" table:style-name="ce6">
            <text:p>665</text:p>
          </table:table-cell>
          <table:table-cell office:value-type="float" office:value="625.24781000000007" table:style-name="ce6">
            <text:p>625</text:p>
          </table:table-cell>
          <table:table-cell office:value-type="percentage" office:value="1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Planted forest (million ha)</text:p>
          </table:table-cell>
          <table:table-cell office:value-type="float" office:value="8.5002399999999998" table:style-name="ce9">
            <text:p>8.5</text:p>
          </table:table-cell>
          <table:table-cell office:value-type="float" office:value="8.9208499999999997" table:style-name="ce9">
            <text:p>8.9</text:p>
          </table:table-cell>
          <table:table-cell office:value-type="float" office:value="10.624280000000001" table:style-name="ce9">
            <text:p>10.6</text:p>
          </table:table-cell>
          <table:table-cell office:value-type="float" office:value="11.390109999999998" table:style-name="ce9">
            <text:p>11.4</text:p>
          </table:table-cell>
          <table:table-cell office:value-type="percentage" office:value="1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… of which plantation forest (million ha)</text:p>
          </table:table-cell>
          <table:table-cell office:value-type="float" office:value="5.9744173449999991" table:style-name="ce9">
            <text:p>6.0</text:p>
          </table:table-cell>
          <table:table-cell office:value-type="float" office:value="6.2270600000000016" table:style-name="ce9">
            <text:p>6.2</text:p>
          </table:table-cell>
          <table:table-cell office:value-type="float" office:value="7.1247099999999994" table:style-name="ce9">
            <text:p>7.1</text:p>
          </table:table-cell>
          <table:table-cell office:value-type="float" office:value="7.6777600000000001" table:style-name="ce9">
            <text:p>7.7</text:p>
          </table:table-cell>
          <table:table-cell office:value-type="percentage" office:value="1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rimary forest (million ha)</text:p>
          </table:table-cell>
          <table:table-cell office:value-type="float" office:value="143.29145" table:style-name="ce6">
            <text:p>143</text:p>
          </table:table-cell>
          <table:table-cell office:value-type="float" office:value="137.18187" table:style-name="ce6">
            <text:p>137</text:p>
          </table:table-cell>
          <table:table-cell office:value-type="float" office:value="131.32888999999997" table:style-name="ce6">
            <text:p>131</text:p>
          </table:table-cell>
          <table:table-cell office:value-type="float" office:value="122.84328999999998" table:style-name="ce6">
            <text:p>123</text:p>
          </table:table-cell>
          <table:table-cell office:value-type="percentage" office:value="0.51361819713926704" table:style-name="ce11">
            <text:p>51%</text:p>
          </table:table-cell>
          <table:table-cell table:number-columns-repeated="16378"/>
        </table:table-row>
        <table:table-row table:style-name="ro3">
          <table:table-cell office:value-type="string" table:style-name="ce12">
            <text:p>Mangroves (million ha)</text:p>
          </table:table-cell>
          <table:table-cell office:value-type="float" office:value="3.3984300000000003" table:style-name="ce27">
            <text:p>3.40</text:p>
          </table:table-cell>
          <table:table-cell office:value-type="float" office:value="3.3323700000000001" table:style-name="ce27">
            <text:p>3.33</text:p>
          </table:table-cell>
          <table:table-cell office:value-type="float" office:value="3.2635900000000002" table:style-name="ce27">
            <text:p>3.26</text:p>
          </table:table-cell>
          <table:table-cell office:value-type="float" office:value="3.2402400000000005" table:style-name="ce27">
            <text:p>3.24</text:p>
          </table:table-cell>
          <table:table-cell office:value-type="percentage" office:value="0.95167950526182821" table:style-name="ce11">
            <text:p>95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in protected areas (million ha)</text:p>
          </table:table-cell>
          <table:table-cell office:value-type="float" office:value="124.44244999999998" table:style-name="ce6">
            <text:p>124</text:p>
          </table:table-cell>
          <table:table-cell office:value-type="float" office:value="124.97255000000001" table:style-name="ce6">
            <text:p>125</text:p>
          </table:table-cell>
          <table:table-cell office:value-type="float" office:value="129.43333000000001" table:style-name="ce6">
            <text:p>129</text:p>
          </table:table-cell>
          <table:table-cell office:value-type="float" office:value="131.43696000000003" table:style-name="ce6">
            <text:p>131</text:p>
          </table:table-cell>
          <table:table-cell office:value-type="percentage" office:value="0.72085829115990174" table:style-name="ce11">
            <text:p>72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with management plans (million ha)</text:p>
          </table:table-cell>
          <table:table-cell table:style-name="ce13"/>
          <table:table-cell office:value-type="float" office:value="79.35436" table:style-name="ce6">
            <text:p>79</text:p>
          </table:table-cell>
          <table:table-cell office:value-type="float" office:value="91.209879999999998" table:style-name="ce6">
            <text:p>91</text:p>
          </table:table-cell>
          <table:table-cell office:value-type="float" office:value="117.63896" table:style-name="ce6">
            <text:p>118</text:p>
          </table:table-cell>
          <table:table-cell office:value-type="percentage" office:value="0.63812816862279098" table:style-name="ce11">
            <text:p>64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Designated management objective</text:p>
          </table:table-cell>
          <table:table-cell table:style-name="ce14"/>
          <table:table-cell table:number-columns-repeated="3" table:style-name="ce15"/>
          <table:table-cell table:style-name="ce16"/>
          <table:table-cell table:number-columns-repeated="16378"/>
        </table:table-row>
        <table:table-row table:style-name="ro3">
          <table:table-cell office:value-type="string" table:style-name="ce17">
            <text:p>Production (million ha)</text:p>
          </table:table-cell>
          <table:table-cell office:value-type="float" office:value="109.07161000000002" table:style-name="ce6">
            <text:p>109</text:p>
          </table:table-cell>
          <table:table-cell office:value-type="float" office:value="104.15992000000001" table:style-name="ce6">
            <text:p>104</text:p>
          </table:table-cell>
          <table:table-cell office:value-type="float" office:value="90.898900000000012" table:style-name="ce6">
            <text:p>91</text:p>
          </table:table-cell>
          <table:table-cell office:value-type="float" office:value="91.442909999999998" table:style-name="ce6">
            <text:p>91</text:p>
          </table:table-cell>
          <table:table-cell office:value-type="percentage" office:value="0.78758337712188742" table:style-name="ce18">
            <text:p>79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Protection of soil and water (million ha)</text:p>
          </table:table-cell>
          <table:table-cell office:value-type="float" office:value="42.984490000000001" table:style-name="ce6">
            <text:p>43</text:p>
          </table:table-cell>
          <table:table-cell office:value-type="float" office:value="41.251790000000007" table:style-name="ce6">
            <text:p>41</text:p>
          </table:table-cell>
          <table:table-cell office:value-type="float" office:value="38.005400000000002" table:style-name="ce6">
            <text:p>38</text:p>
          </table:table-cell>
          <table:table-cell office:value-type="float" office:value="35.793090000000007" table:style-name="ce6">
            <text:p>36</text:p>
          </table:table-cell>
          <table:table-cell office:value-type="percentage" office:value="0.51719868797852564" table:style-name="ce18">
            <text:p>52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Conservation (million ha)</text:p>
          </table:table-cell>
          <table:table-cell office:value-type="float" office:value="95.118649999999988" table:style-name="ce6">
            <text:p>95</text:p>
          </table:table-cell>
          <table:table-cell office:value-type="float" office:value="97.477649999999997" table:style-name="ce6">
            <text:p>97</text:p>
          </table:table-cell>
          <table:table-cell office:value-type="float" office:value="103.62679999999999" table:style-name="ce6">
            <text:p>104</text:p>
          </table:table-cell>
          <table:table-cell office:value-type="float" office:value="106.58491999999998" table:style-name="ce6">
            <text:p>107</text:p>
          </table:table-cell>
          <table:table-cell office:value-type="percentage" office:value="0.69293849542386632" table:style-name="ce18">
            <text:p>69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Social services (million ha)</text:p>
          </table:table-cell>
          <table:table-cell office:value-type="float" office:value="1.9825599999999999" table:style-name="ce9">
            <text:p>2.0</text:p>
          </table:table-cell>
          <table:table-cell office:value-type="float" office:value="1.7620000000000002" table:style-name="ce9">
            <text:p>1.8</text:p>
          </table:table-cell>
          <table:table-cell office:value-type="float" office:value="1.73783" table:style-name="ce9">
            <text:p>1.7</text:p>
          </table:table-cell>
          <table:table-cell office:value-type="float" office:value="3.0018099999999999" table:style-name="ce9">
            <text:p>3.0</text:p>
          </table:table-cell>
          <table:table-cell office:value-type="percentage" office:value="0.28013753226573612" table:style-name="ce18">
            <text:p>28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Multiple use (million ha)</text:p>
          </table:table-cell>
          <table:table-cell office:value-type="float" office:value="94.835269999999994" table:style-name="ce6">
            <text:p>95</text:p>
          </table:table-cell>
          <table:table-cell office:value-type="float" office:value="87.778769999999994" table:style-name="ce6">
            <text:p>88</text:p>
          </table:table-cell>
          <table:table-cell office:value-type="float" office:value="81.979550000000003" table:style-name="ce6">
            <text:p>82</text:p>
          </table:table-cell>
          <table:table-cell office:value-type="float" office:value="73.021249999999995" table:style-name="ce6">
            <text:p>73</text:p>
          </table:table-cell>
          <table:table-cell office:value-type="percentage" office:value="0.36818344626311511" table:style-name="ce18">
            <text:p>37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Other (million ha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percentage" office:value="0.22707573179191337" table:style-name="ce18">
            <text:p>23%</text:p>
          </table:table-cell>
          <table:table-cell table:number-columns-repeated="16378"/>
        </table:table-row>
        <table:table-row table:style-name="ro3">
          <table:table-cell table:style-name="ce19"/>
          <table:table-cell table:number-columns-repeated="4" table:style-name="ce6"/>
          <table:table-cell table:style-name="ce20"/>
          <table:table-cell table:number-columns-repeated="16378"/>
        </table:table-row>
        <table:table-row table:style-name="ro2">
          <table:table-cell office:value-type="string" table:style-name="ce21">
            <text:p>Variable (unit)</text:p>
          </table:table-cell>
          <table:table-cell office:value-type="float" office:value="1990" table:style-name="ce22">
            <text:p>1990</text:p>
          </table:table-cell>
          <table:table-cell office:value-type="float" office:value="2000" table:style-name="ce22">
            <text:p>2000</text:p>
          </table:table-cell>
          <table:table-cell office:value-type="float" office:value="2010" table:style-name="ce22">
            <text:p>2010</text:p>
          </table:table-cell>
          <table:table-cell office:value-type="float" office:value="2015" table:style-name="ce22">
            <text:p>2015</text:p>
          </table:table-cell>
          <table:table-cell office:value-type="string" table:style-name="ce4">
            <text:p>Data availability<text:s/><text:span text:style-name="T3">2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rivate ownership (million ha)</text:p>
          </table:table-cell>
          <table:table-cell office:value-type="float" office:value="46.029380000000003" table:style-name="ce6">
            <text:p>46</text:p>
          </table:table-cell>
          <table:table-cell office:value-type="float" office:value="39.039659999999998" table:style-name="ce6">
            <text:p>39</text:p>
          </table:table-cell>
          <table:table-cell office:value-type="float" office:value="37.190640000000002" table:style-name="ce6">
            <text:p>37</text:p>
          </table:table-cell>
          <table:table-cell office:value-type="float" office:value="36.002379999999995" table:style-name="ce6">
            <text:p>36</text:p>
          </table:table-cell>
          <table:table-cell office:value-type="percentage" office:value="0.93380427214501172" table:style-name="ce18">
            <text:p>93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ublic ownership (million ha)</text:p>
          </table:table-cell>
          <table:table-cell office:value-type="float" office:value="525.58038999999997" table:style-name="ce6">
            <text:p>526</text:p>
          </table:table-cell>
          <table:table-cell office:value-type="float" office:value="508.39346999999998" table:style-name="ce6">
            <text:p>508</text:p>
          </table:table-cell>
          <table:table-cell office:value-type="float" office:value="480.52805999999998" table:style-name="ce6">
            <text:p>481</text:p>
          </table:table-cell>
          <table:table-cell office:value-type="float" office:value="462.80122999999998" table:style-name="ce6">
            <text:p>463</text:p>
          </table:table-cell>
          <table:table-cell office:value-type="percentage" office:value="0.93380427214501172" table:style-name="ce18">
            <text:p>93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Other/unknown ownership (million ha)</text:p>
          </table:table-cell>
          <table:table-cell office:value-type="float" office:value="166.35635689999998" table:style-name="ce6">
            <text:p>166</text:p>
          </table:table-cell>
          <table:table-cell office:value-type="float" office:value="158.48056799999998" table:style-name="ce6">
            <text:p>158</text:p>
          </table:table-cell>
          <table:table-cell office:value-type="float" office:value="154.36732999999998" table:style-name="ce6">
            <text:p>154</text:p>
          </table:table-cell>
          <table:table-cell office:value-type="float" office:value="157.30034999999998" table:style-name="ce6">
            <text:p>157</text:p>
          </table:table-cell>
          <table:table-cell office:value-type="percentage" office:value="1" table:style-name="ce18">
            <text:p>100%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26">
            <text:p><text:span text:style-name="T5">1)</text:span><text:s text:c="2"/>Data <text:s/>for 2020 are based on countries that reported a complete time series of data and may be slightly<text:s/></text:p>
            <text:p><text:s text:c="5"/>different from the figures presented in the report based on an analysis exclusively of the 2020 data.<text:s/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24">
            <text:p><text:span text:style-name="T5">2)</text:span><text:s text:c="2"/>Data availability refers to the proportion of the forest area that the reporting countries represent.<text:s/></text:p>
          </table:table-cell>
          <table:table-cell table:number-columns-repeated="4" table:style-name="ce1"/>
          <table:table-cell table:style-name="ce23"/>
          <table:table-cell table:number-columns-repeated="16378"/>
        </table:table-row>
        <table:table-row table:style-name="ro3">
          <table:table-cell office:value-type="string" table:style-name="ce24">
            <text:p><text:span text:style-name="T5">3)</text:span><text:s text:c="2"/>Missing values have been filled with FAO estimates</text:p>
          </table:table-cell>
          <table:table-cell table:number-columns-repeated="16383"/>
        </table:table-row>
        <table:table-row table:number-rows-repeated="10485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number:number-style style:name="N37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rjan Jonsson (FOA)</meta:initial-creator>
    <dc:creator>Pekkarinen, Anssi (FOA)</dc:creator>
    <meta:creation-date>2019-11-28T13:43:02Z</meta:creation-date>
    <dc:date>2020-07-20T08:01:05Z</dc:date>
    <meta:print-date>2020-01-14T18:33:26Z</meta:print-date>
  </office:meta>
</office:document-meta>
</file>